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5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6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7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8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9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0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3" style:family="paragraph" style:parent-style-name="Text_20_body" style:list-style-name="L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4" style:family="paragraph" style:parent-style-name="Text_20_body" style:list-style-name="L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5" style:family="paragraph" style:parent-style-name="Text_20_body" style:list-style-name="L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7" style:family="paragraph" style:parent-style-name="Text_20_body" style:list-style-name="L1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1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9" style:family="paragraph" style:parent-style-name="Text_20_body" style:list-style-name="L1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0" style:family="paragraph" style:parent-style-name="Text_20_body" style:list-style-name="L2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1" style:family="paragraph" style:parent-style-name="Text_20_body" style:list-style-name="L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1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1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1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1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1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1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2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2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2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2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line-height="138%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6bf4800-7fff-a86b-28f9-750ff6f14b98"/>1: Inside which HTML element do we put the JavaScript?</text:p>
      <text:list xml:id="list4081019224" text:style-name="L1">
        <text:list-item>
          <text:p text:style-name="P2">&lt;js&gt;  </text:p>
        </text:list-item>
        <text:list-item>
          <text:p text:style-name="P2">&lt;scripting&gt;</text:p>
        </text:list-item>
        <text:list-item>
          <text:p text:style-name="P2">&lt;javascript&gt;</text:p>
        </text:list-item>
        <text:list-item>
          <text:p text:style-name="P43">&lt;script&gt;  </text:p>
        </text:list-item>
      </text:list>
      <text:p text:style-name="P1">2: What is the correct JavaScript syntax to change the content of the HTML element below?</text:p>
      <text:p text:style-name="P68">&lt;p id="demo"&gt;This is a demonstration.&lt;/p&gt;</text:p>
      <text:list xml:id="list1010532552" text:style-name="L2">
        <text:list-item>
          <text:p text:style-name="P3">document.getElement("p").innerHTML = "Hello World!";  </text:p>
        </text:list-item>
        <text:list-item>
          <text:p text:style-name="P3">#demo.innerHTML = "Hello World!";</text:p>
        </text:list-item>
        <text:list-item>
          <text:p text:style-name="P3">document.getElementByName("p").innerHTML = "Hello World!";</text:p>
        </text:list-item>
        <text:list-item>
          <text:p text:style-name="P44">document.getElementById("demo").innerHTML = "Hello World!";  </text:p>
        </text:list-item>
      </text:list>
      <text:p text:style-name="P1">3: Where is the correct place to insert a JavaScript?</text:p>
      <text:list xml:id="list1751733957" text:style-name="L3">
        <text:list-item>
          <text:p text:style-name="P4">The &lt;head&gt; section  </text:p>
        </text:list-item>
        <text:list-item>
          <text:p text:style-name="P4">The &lt;body&gt; section</text:p>
        </text:list-item>
        <text:list-item>
          <text:p text:style-name="P45">Both the &lt;head&gt; section and the &lt;body&gt; section are correct  </text:p>
        </text:list-item>
      </text:list>
      <text:p text:style-name="P1">4: What is the correct syntax for referring to an external script called "xxx.js"?</text:p>
      <text:list xml:id="list1034113570" text:style-name="L4">
        <text:list-item>
          <text:p text:style-name="P5">&lt;script href="xxx.js"&gt;  </text:p>
        </text:list-item>
        <text:list-item>
          <text:p text:style-name="P26">&lt;script src="xxx.js"&gt;  </text:p>
        </text:list-item>
        <text:list-item>
          <text:p text:style-name="P51">&lt;script name="xxx.js"&gt;</text:p>
        </text:list-item>
      </text:list>
      <text:p text:style-name="P1">5: The external JavaScript file must contain the &lt;script&gt; tag.</text:p>
      <text:list xml:id="list1050522705" text:style-name="L5">
        <text:list-item>
          <text:p text:style-name="P6">True  </text:p>
        </text:list-item>
        <text:list-item>
          <text:p text:style-name="P46">False  </text:p>
        </text:list-item>
      </text:list>
      <text:p text:style-name="P1">6: How do you write "Hello World" in an alert box?</text:p>
      <text:list xml:id="list1054037528" text:style-name="L6">
        <text:list-item>
          <text:p text:style-name="P7">msg("Hello World");  </text:p>
        </text:list-item>
        <text:list-item>
          <text:p text:style-name="P7">msgBox("Hello World");</text:p>
        </text:list-item>
        <text:list-item>
          <text:p text:style-name="P27">alert("Hello World");  </text:p>
        </text:list-item>
        <text:list-item>
          <text:p text:style-name="P52">alertBox("Hello World");</text:p>
        </text:list-item>
      </text:list>
      <text:p text:style-name="P1">7: How do you create a function in JavaScript?</text:p>
      <text:list xml:id="list2800484949" text:style-name="L7">
        <text:list-item>
          <text:p text:style-name="P8">function:myFunction()  </text:p>
        </text:list-item>
        <text:list-item>
          <text:p text:style-name="P28">function myFunction()  </text:p>
        </text:list-item>
        <text:list-item>
          <text:p text:style-name="P53">function = myFunction()</text:p>
        </text:list-item>
      </text:list>
      <text:p text:style-name="P1">8: How do you call a function named "myFunction"?</text:p>
      <text:list xml:id="list1741346771" text:style-name="L8">
        <text:list-item>
          <text:p text:style-name="P9"><text:soft-page-break/>call function myFunction()  </text:p>
        </text:list-item>
        <text:list-item>
          <text:p text:style-name="P29">myFunction()  </text:p>
        </text:list-item>
        <text:list-item>
          <text:p text:style-name="P54">call myFunction()</text:p>
        </text:list-item>
      </text:list>
      <text:p text:style-name="P1">9: How to write an IF statement in JavaScript?</text:p>
      <text:list xml:id="list3947428176" text:style-name="L9">
        <text:list-item>
          <text:p text:style-name="P10">if i = 5 then  </text:p>
        </text:list-item>
        <text:list-item>
          <text:p text:style-name="P30">if (i == 5)  </text:p>
        </text:list-item>
        <text:list-item>
          <text:p text:style-name="P10">if i == 5 then</text:p>
        </text:list-item>
        <text:list-item>
          <text:p text:style-name="P55">if i = 5</text:p>
        </text:list-item>
      </text:list>
      <text:p text:style-name="P1">10: How to write an IF statement for executing some code if "i" is NOT equal to 5?</text:p>
      <text:list xml:id="list3009349576" text:style-name="L10">
        <text:list-item>
          <text:p text:style-name="P11">if (i &lt;&gt; 5)  </text:p>
        </text:list-item>
        <text:list-item>
          <text:p text:style-name="P11">if i =! 5 then</text:p>
        </text:list-item>
        <text:list-item>
          <text:p text:style-name="P31">if (i != 5)  </text:p>
        </text:list-item>
        <text:list-item>
          <text:p text:style-name="P56">if i &lt;&gt; 5</text:p>
        </text:list-item>
      </text:list>
      <text:p text:style-name="P1">11: How does a WHILE loop start?</text:p>
      <text:list xml:id="list1686593589" text:style-name="L11">
        <text:list-item>
          <text:p text:style-name="P12">while i = 1 to 10  </text:p>
        </text:list-item>
        <text:list-item>
          <text:p text:style-name="P12">while (i &lt;= 10; i++)</text:p>
        </text:list-item>
        <text:list-item>
          <text:p text:style-name="P47">while (i &lt;= 10)  </text:p>
        </text:list-item>
      </text:list>
      <text:p text:style-name="P1">12: How does a FOR loop start?</text:p>
      <text:list xml:id="list1370760635" text:style-name="L12">
        <text:list-item>
          <text:p text:style-name="P13">for (i = 0; i &lt;= 5)  </text:p>
        </text:list-item>
        <text:list-item>
          <text:p text:style-name="P32">for (i = 0; i &lt;= 5; i++)  </text:p>
        </text:list-item>
        <text:list-item>
          <text:p text:style-name="P13">for i = 1 to 5</text:p>
        </text:list-item>
        <text:list-item>
          <text:p text:style-name="P57">for (i &lt;= 5; i++)</text:p>
        </text:list-item>
      </text:list>
      <text:p text:style-name="P1">13: How can you add a comment in a JavaScript?</text:p>
      <text:list xml:id="list2017529557" text:style-name="L13">
        <text:list-item>
          <text:p text:style-name="P14">'This is a comment  </text:p>
        </text:list-item>
        <text:list-item>
          <text:p text:style-name="P14">&lt;!--This is a comment--&gt;</text:p>
        </text:list-item>
        <text:list-item>
          <text:p text:style-name="P48">//This is a comment  </text:p>
        </text:list-item>
      </text:list>
      <text:p text:style-name="P1">14: How to insert a comment that has more than one line?</text:p>
      <text:list xml:id="list3350199002" text:style-name="L14">
        <text:list-item>
          <text:p text:style-name="P33">/*This comment has more than one line*/  </text:p>
        </text:list-item>
        <text:list-item>
          <text:p text:style-name="P15">&lt;!--This comment has more than one line--&gt;</text:p>
        </text:list-item>
        <text:list-item>
          <text:p text:style-name="P58">//This comment has more than one line//</text:p>
        </text:list-item>
      </text:list>
      <text:p text:style-name="P1">15. What is the correct way to write a JavaScript array?</text:p>
      <text:list xml:id="list691324784" text:style-name="L15">
        <text:list-item>
          <text:p text:style-name="P34">var colors = ["red", "green", "blue"]  </text:p>
        </text:list-item>
        <text:list-item>
          <text:p text:style-name="P16"><text:soft-page-break/>var colors = (1:"red", 2:"green", 3:"blue")</text:p>
        </text:list-item>
        <text:list-item>
          <text:p text:style-name="P16">var colors = "red", "green", "blue"</text:p>
        </text:list-item>
        <text:list-item>
          <text:p text:style-name="P59">var colors = 1 = ("red"), 2 = ("green"), 3 = ("blue")</text:p>
        </text:list-item>
      </text:list>
      <text:p text:style-name="P1">16: How do you round the number 7.25, to the nearest integer?</text:p>
      <text:list xml:id="list1744777548" text:style-name="L16">
        <text:list-item>
          <text:p text:style-name="P17">round(7.25)  </text:p>
        </text:list-item>
        <text:list-item>
          <text:p text:style-name="P17">rnd(7.25)</text:p>
        </text:list-item>
        <text:list-item>
          <text:p text:style-name="P35">Math.round(7.25)  </text:p>
        </text:list-item>
        <text:list-item>
          <text:p text:style-name="P60">Math.rnd(7.25)</text:p>
        </text:list-item>
      </text:list>
      <text:p text:style-name="P1">17: How do you find the number with the highest value of x and y?</text:p>
      <text:list xml:id="list194728254" text:style-name="L17">
        <text:list-item>
          <text:p text:style-name="P18">top(x, y)  </text:p>
        </text:list-item>
        <text:list-item>
          <text:p text:style-name="P36">Math.max(x, y)  </text:p>
        </text:list-item>
        <text:list-item>
          <text:p text:style-name="P18">ceil(x, y)</text:p>
        </text:list-item>
        <text:list-item>
          <text:p text:style-name="P61">Math.ceil(x, y)</text:p>
        </text:list-item>
      </text:list>
      <text:p text:style-name="P1">18: What is the correct JavaScript syntax for opening a new window called "w2" ?</text:p>
      <text:list xml:id="list2440402017" text:style-name="L18">
        <text:list-item>
          <text:p text:style-name="P37">w2 = window.open("http://www.w3schools.com");  </text:p>
        </text:list-item>
        <text:list-item>
          <text:p text:style-name="P62">w2 = window.new("http://www.w3schools.com");</text:p>
        </text:list-item>
      </text:list>
      <text:p text:style-name="P1">19: JavaScript is the same as Java.</text:p>
      <text:list xml:id="list1573235309" text:style-name="L19">
        <text:list-item>
          <text:p text:style-name="P38">False  </text:p>
        </text:list-item>
        <text:list-item>
          <text:p text:style-name="P19">True</text:p>
        </text:list-item>
        <text:list-item>
          <text:p text:style-name="P49">navigator.appName  </text:p>
        </text:list-item>
      </text:list>
      <text:p text:style-name="P1">20: How can you detect the client's browser name?</text:p>
      <text:list xml:id="list482313019" text:style-name="L20">
        <text:list-item>
          <text:p text:style-name="P20">client.navName  </text:p>
        </text:list-item>
        <text:list-item>
          <text:p text:style-name="P63">browser.name</text:p>
        </text:list-item>
      </text:list>
      <text:p text:style-name="P1">21: Which event occurs when the user clicks on an HTML element?</text:p>
      <text:list xml:id="list358730788" text:style-name="L21">
        <text:list-item>
          <text:p text:style-name="P39">onclick  </text:p>
        </text:list-item>
        <text:list-item>
          <text:p text:style-name="P21">onmouseover</text:p>
        </text:list-item>
        <text:list-item>
          <text:p text:style-name="P21">onmouseclick</text:p>
        </text:list-item>
        <text:list-item>
          <text:p text:style-name="P64">onchange</text:p>
        </text:list-item>
      </text:list>
      <text:p text:style-name="P1">22: How do you declare a JavaScript variable?</text:p>
      <text:list xml:id="list680179120" text:style-name="L22">
        <text:list-item>
          <text:p text:style-name="P40">var carName;  </text:p>
        </text:list-item>
        <text:list-item>
          <text:p text:style-name="P22">variable carName;</text:p>
        </text:list-item>
        <text:list-item>
          <text:p text:style-name="P65">v carName;</text:p>
        </text:list-item>
      </text:list>
      <text:p text:style-name="P1"><text:soft-page-break/>23: Which operator is used to assign a value to a variable?</text:p>
      <text:list xml:id="list2541804982" text:style-name="L23">
        <text:list-item>
          <text:p text:style-name="P23">x  </text:p>
        </text:list-item>
        <text:list-item>
          <text:p text:style-name="P41">=  </text:p>
        </text:list-item>
        <text:list-item>
          <text:p text:style-name="P23">-</text:p>
        </text:list-item>
        <text:list-item>
          <text:p text:style-name="P66">*</text:p>
        </text:list-item>
      </text:list>
      <text:p text:style-name="P1">24: What will the following code return: Boolean(10 &gt; 9)</text:p>
      <text:list xml:id="list1688478026" text:style-name="L24">
        <text:list-item>
          <text:p text:style-name="P42">true  </text:p>
        </text:list-item>
        <text:list-item>
          <text:p text:style-name="P24">false</text:p>
        </text:list-item>
        <text:list-item>
          <text:p text:style-name="P67">NaN</text:p>
        </text:list-item>
      </text:list>
      <text:p text:style-name="P1">25: Is JavaScript case-sensitive?</text:p>
      <text:list xml:id="list1961943903" text:style-name="L25">
        <text:list-item>
          <text:p text:style-name="P25">No  </text:p>
        </text:list-item>
        <text:list-item>
          <text:p text:style-name="P50">Yes  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56:58.111167435</meta:creation-date>
    <dc:date>2019-06-18T15:57:24.785618328</dc:date>
    <meta:editing-duration>PT27S</meta:editing-duration>
    <meta:editing-cycles>1</meta:editing-cycles>
    <meta:document-statistic meta:table-count="0" meta:image-count="0" meta:object-count="0" meta:page-count="4" meta:paragraph-count="109" meta:word-count="603" meta:character-count="3185" meta:non-whitespace-character-count="2689"/>
    <meta:generator>LibreOffice/6.0.7.3$Linux_X86_64 LibreOffice_project/00m0$Build-3</meta:generator>
  </office:meta>
</office:document-meta>
</file>